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2.3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2" style:font-size-asian="10pt" style:language-asian="zh" style:country-asian="CN" style:font-style-asian="normal" style:font-weight-asian="normal" style:font-name-complex="Droid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13">
      <style:text-properties fo:font-size="10pt" style:font-size-asian="10pt" style:font-size-complex="10pt"/>
    </style:style>
    <style:style style:name="ce4" style:family="table-cell" style:parent-style-name="Default" style:data-style-name="N10113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5" style:family="table-cell" style:parent-style-name="Default" style:data-style-name="N1011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zwa </text:p>
          </table:table-cell>
          <table:table-cell table:style-name="Default" office:value-type="string" calcext:value-type="string">
            <text:p>Cena </text:p>
          </table:table-cell>
          <table:table-cell office:value-type="string" calcext:value-type="string">
            <text:p>Ilość </text:p>
          </table:table-cell>
          <table:table-cell office:value-type="string" calcext:value-type="string">
            <text:p>Razem</text:p>
          </table:table-cell>
          <table:table-cell office:value-type="string" calcext:value-type="string">
            <text:p>Link </text:p>
          </table:table-cell>
          <table:table-cell/>
        </table:table-row>
        <table:table-row table:style-name="ro1">
          <table:table-cell table:style-name="ce1" office:value-type="string" calcext:value-type="string">
            <text:p>Kondensator SMD 0603 100nF</text:p>
          </table:table-cell>
          <table:table-cell table:style-name="ce3" office:value-type="currency" office:currency="PLN" office:value="0.29" calcext:value-type="currency">
            <text:p>0,29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2]*[.B2]" office:value-type="currency" office:currency="PLN" office:value="1.45" calcext:value-type="currency">
            <text:p>1,45 zł</text:p>
          </table:table-cell>
          <table:table-cell table:style-name="ce1" office:value-type="string" calcext:value-type="string">
            <text:p>http://electropark.pl/kondensatory-ceramiczne-smd-0603-/127-100nf-kondensator-ceramiczny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ondensator SMD 0603 10nF</text:p>
          </table:table-cell>
          <table:table-cell table:style-name="ce3" office:value-type="currency" office:currency="PLN" office:value="0.4" calcext:value-type="currency">
            <text:p>0,40 zł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3]*[.B3]" office:value-type="currency" office:currency="PLN" office:value="0.8" calcext:value-type="currency">
            <text:p>0,80 zł</text:p>
          </table:table-cell>
          <table:table-cell table:style-name="ce1" office:value-type="string" calcext:value-type="string">
            <text:p>http://electropark.pl/kondensatory-ceramiczne-smd-0603-/171-10nf-kondensator-ceramiczny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ondensator elektrolityczny SMD 2512 47uF/16V </text:p>
          </table:table-cell>
          <table:table-cell table:style-name="ce3" office:value-type="currency" office:currency="PLN" office:value="0.4" calcext:value-type="currency">
            <text:p>0,40 zł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[.C4]*[.B4]" office:value-type="currency" office:currency="PLN" office:value="6" calcext:value-type="currency">
            <text:p>6,00 zł</text:p>
          </table:table-cell>
          <table:table-cell table:style-name="ce1" office:value-type="string" calcext:value-type="string">
            <text:p>http://electropark.pl/kondensatory-elektrolityczne-smd/1599-47uf-16v-kondensator-elektrolityczny-smd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ondensator elektrolityczny SMD 2512 100uF/16V </text:p>
          </table:table-cell>
          <table:table-cell table:style-name="ce3" office:value-type="currency" office:currency="PLN" office:value="0.69" calcext:value-type="currency">
            <text:p>0,69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5]*[.B5]" office:value-type="currency" office:currency="PLN" office:value="3.45" calcext:value-type="currency">
            <text:p>3,45 zł</text:p>
          </table:table-cell>
          <table:table-cell table:style-name="ce1" office:value-type="string" calcext:value-type="string">
            <text:p>http://electropark.pl/kondensatory-elektrolityczne-smd/129-100uf-16v-kondensator-elektrolityczny-smd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ezystor SMD 0603 10k 5%</text:p>
          </table:table-cell>
          <table:table-cell table:style-name="ce3" office:value-type="currency" office:currency="PLN" office:value="0.3" calcext:value-type="currency">
            <text:p>0,30 zł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6]*[.B6]" office:value-type="currency" office:currency="PLN" office:value="0.6" calcext:value-type="currency">
            <text:p>0,60 zł</text:p>
          </table:table-cell>
          <table:table-cell table:style-name="ce1" office:value-type="string" calcext:value-type="string">
            <text:p>http://electropark.pl/rezystory-smd-0603/218-10k-rezystor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ezystor SMD 0603 10k 5%</text:p>
          </table:table-cell>
          <table:table-cell table:style-name="ce3" office:value-type="currency" office:currency="PLN" office:value="0.3" calcext:value-type="currency">
            <text:p>0,30 zł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7]*[.B7]" office:value-type="currency" office:currency="PLN" office:value="0.6" calcext:value-type="currency">
            <text:p>0,60 zł</text:p>
          </table:table-cell>
          <table:table-cell table:style-name="ce1" office:value-type="string" calcext:value-type="string">
            <text:p>http://electropark.pl/rezystory-smd-0603/220-22k-rezystor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ezystor SMD 0603 4,7k 5%</text:p>
          </table:table-cell>
          <table:table-cell table:style-name="ce4" office:value-type="currency" office:currency="PLN" office:value="0.25" calcext:value-type="currency">
            <text:p>0,25 zł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8]*[.B8]" office:value-type="currency" office:currency="PLN" office:value="0.5" calcext:value-type="currency">
            <text:p>0,50 zł</text:p>
          </table:table-cell>
          <table:table-cell table:style-name="ce1" office:value-type="string" calcext:value-type="string">
            <text:p>http://electropark.pl/rezystory-smd-0603/216-4-7k-rezystor-0603-10szt.htm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Listwa kołkowa 1x3pin</text:p>
          </table:table-cell>
          <table:table-cell table:style-name="ce3" office:value-type="currency" office:currency="PLN" office:value="0.06" calcext:value-type="currency">
            <text:p>0,06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9]*[.B9]" office:value-type="currency" office:currency="PLN" office:value="0.3" calcext:value-type="currency">
            <text:p>0,30 zł</text:p>
          </table:table-cell>
          <table:table-cell table:style-name="ce1" office:value-type="string" calcext:value-type="string">
            <text:p>http://electropark.pl/listwy-kolkowe-meskie/337-listwa-kolkowa-1x3pin.htm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Listwa kołkowa 1x4pin</text:p>
          </table:table-cell>
          <table:table-cell table:style-name="ce3" office:value-type="currency" office:currency="PLN" office:value="0.07" calcext:value-type="currency">
            <text:p>0,07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0]*[.B10]" office:value-type="currency" office:currency="PLN" office:value="0.35" calcext:value-type="currency">
            <text:p>0,35 zł</text:p>
          </table:table-cell>
          <table:table-cell table:style-name="ce1" office:value-type="string" calcext:value-type="string">
            <text:p>http://electropark.pl/listwy-kolkowe-meskie/338-listwa-kolkowa-1x4pin.htm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Miniaturowy przełącznik suwakowy 1-biegowy</text:p>
          </table:table-cell>
          <table:table-cell table:style-name="ce3" office:value-type="currency" office:currency="PLN" office:value="0.85" calcext:value-type="currency">
            <text:p>0,85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1]*[.B11]" office:value-type="currency" office:currency="PLN" office:value="4.25" calcext:value-type="currency">
            <text:p>4,25 zł</text:p>
          </table:table-cell>
          <table:table-cell table:style-name="ce1" office:value-type="string" calcext:value-type="string">
            <text:p>http://electropark.pl/suwakowe/663-miniaturowy-przelacznik-suwakowy-1-biegowy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act Switch SMT</text:p>
          </table:table-cell>
          <table:table-cell table:style-name="ce3" office:value-type="currency" office:currency="PLN" office:value="1" calcext:value-type="currency">
            <text:p>1,00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2]*[.B12]" office:value-type="currency" office:currency="PLN" office:value="5" calcext:value-type="currency">
            <text:p>5,00 zł</text:p>
          </table:table-cell>
          <table:table-cell table:style-name="ce1" office:value-type="string" calcext:value-type="string">
            <text:p>http://electropark.pl/tact-switch-pyloszczelne/8268-tact-switch-pyloszczelny-5-2x5-2x1-5mm-smt-160gf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niazdo zasilające dc </text:p>
          </table:table-cell>
          <table:table-cell table:style-name="ce3" office:value-type="currency" office:currency="PLN" office:value="2" calcext:value-type="currency">
            <text:p>2,00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3]*[.B13]" office:value-type="currency" office:currency="PLN" office:value="10" calcext:value-type="currency">
            <text:p>10,00 zł</text:p>
          </table:table-cell>
          <table:table-cell table:style-name="ce1" office:value-type="string" calcext:value-type="string">
            <text:p>http://electropark.pl/zlacza-dc/1391-gniazdo-zasilajace-dc-2-5-5-5-mm-smd.html</text:p>
          </table:table-cell>
          <table:table-cell table:style-name="ce1"/>
        </table:table-row>
        <table:table-row table:style-name="ro1" table:number-rows-repeated="2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Moduł wifi esp8266-12e</text:p>
          </table:table-cell>
          <table:table-cell table:style-name="ce3" office:value-type="currency" office:currency="PLN" office:value="20.99" calcext:value-type="currency">
            <text:p>20,99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6]*[.B16]" office:value-type="currency" office:currency="PLN" office:value="104.95" calcext:value-type="currency">
            <text:p>104,95 zł</text:p>
          </table:table-cell>
          <table:table-cell table:style-name="ce1" office:value-type="string" calcext:value-type="string">
            <text:p>http://electropark.pl/moduly-komunikacji/11077-modul-wifi-esp8266-esp-12e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zujnik temperatury i wilgotności DHT 11</text:p>
          </table:table-cell>
          <table:table-cell table:style-name="ce3" office:value-type="currency" office:currency="PLN" office:value="7.99" calcext:value-type="currency">
            <text:p>7,99 zł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C17]*[.B17]" office:value-type="currency" office:currency="PLN" office:value="23.97" calcext:value-type="currency">
            <text:p>23,97 zł</text:p>
          </table:table-cell>
          <table:table-cell table:style-name="ce1" office:value-type="string" calcext:value-type="string">
            <text:p>http://electropark.pl/czujniki-wilgotnosciwilgotnosci/2853-dht11-czujnik-temperatury-i-wilgotnosci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zujnik temperatury i wilgotności DS18b20</text:p>
          </table:table-cell>
          <table:table-cell table:style-name="ce3" office:value-type="currency" office:currency="PLN" office:value="5.74" calcext:value-type="currency">
            <text:p>5,74 zł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18]*[.B18]" office:value-type="currency" office:currency="PLN" office:value="11.48" calcext:value-type="currency">
            <text:p>11,48 zł</text:p>
          </table:table-cell>
          <table:table-cell table:style-name="ce1" office:value-type="string" calcext:value-type="string">
            <text:p>http://electropark.pl/czujniki-temperatury/684-ds18b20-czujnik-temperatury-to92.html</text:p>
          </table:table-cell>
          <table:table-cell table:style-name="ce1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szystko:</text:p>
          </table:table-cell>
          <table:table-cell table:style-name="ce5" table:formula="of:=SUM([.D2:.D18])" office:value-type="currency" office:currency="PLN" office:value="173.7" calcext:value-type="currency">
            <text:p>173,70 zł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1" svg:font-family="'Droid San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Droid Sans" fo:language="en" fo:country="US" style:font-name-asian="Droid Sans2" style:language-asian="zh" style:country-asian="CN" style:font-name-complex="Droid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2"/>
    </number:number-style>
    <number:currency-style style:name="N10109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11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11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11P0"/>
    </number:currency-style>
    <number:currency-style style:name="N10113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6:21:45.3492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1:01:19.002938981</meta:creation-date>
    <dc:date>2017-01-02T16:22:29.613284000</dc:date>
    <meta:editing-duration>PT1M3S</meta:editing-duration>
    <meta:editing-cycles>2</meta:editing-cycles>
    <meta:generator>LibreOffice/5.2.2.2$MacOSX_X86_64 LibreOffice_project/8f96e87c890bf8fa77463cd4b640a2312823f3ad</meta:generator>
    <meta:document-statistic meta:table-count="1" meta:cell-count="82" meta:object-count="0"/>
  </office:meta>
</office:document-meta>
</file>